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mponentManager.release( final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mponentManager.hasComponent(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mponentManager.ParentComponentManager( final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ComponentManager.lookup(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mponentManag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mponen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